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58cm" fo:margin-left="0.037cm" table:align="left"/>
    </style:style>
    <style:style style:name="Таблица1.A" style:family="table-column">
      <style:table-column-properties style:column-width="3.493cm"/>
    </style:style>
    <style:style style:name="Таблица1.B" style:family="table-column">
      <style:table-column-properties style:column-width="3.519cm"/>
    </style:style>
    <style:style style:name="Таблица1.C" style:family="table-column">
      <style:table-column-properties style:column-width="6.35cm"/>
    </style:style>
    <style:style style:name="Таблица1.D" style:family="table-column">
      <style:table-column-properties style:column-width="0.688cm"/>
    </style:style>
    <style:style style:name="Таблица1.E" style:family="table-column">
      <style:table-column-properties style:column-width="3.5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5.002cm" table:align="left"/>
    </style:style>
    <style:style style:name="Таблица2.A" style:family="table-column">
      <style:table-column-properties style:column-width="0.564cm"/>
    </style:style>
    <style:style style:name="Таблица2.B" style:family="table-column">
      <style:table-column-properties style:column-width="9.059cm"/>
    </style:style>
    <style:style style:name="Таблица2.C" style:family="table-column">
      <style:table-column-properties style:column-width="2.688cm"/>
    </style:style>
    <style:style style:name="Таблица2.D" style:family="table-column">
      <style:table-column-properties style:column-width="2.6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paragraph-rsid="00104c3d"/>
    </style:style>
    <style:style style:name="P2" style:family="paragraph" style:parent-style-name="Heading_20_2">
      <style:text-properties officeooo:paragraph-rsid="00124808"/>
    </style:style>
    <style:style style:name="P3" style:family="paragraph" style:parent-style-name="Heading_20_3">
      <style:text-properties officeooo:paragraph-rsid="00124808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able_20_Contents">
      <style:paragraph-properties fo:text-align="center" style:justify-single-word="false"/>
      <style:text-properties officeooo:rsid="000e543a" officeooo:paragraph-rsid="000e543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rsid="00124808" officeooo:paragraph-rsid="00124808"/>
    </style:style>
    <style:style style:name="P8" style:family="paragraph" style:parent-style-name="Table_20_Contents">
      <style:paragraph-properties fo:text-align="center" style:justify-single-word="false"/>
      <style:text-properties officeooo:rsid="00124808" officeooo:paragraph-rsid="00124808"/>
    </style:style>
    <style:style style:name="P9" style:family="paragraph" style:parent-style-name="Table_20_Contents">
      <style:text-properties fo:font-weight="bold"/>
    </style:style>
    <style:style style:name="P10" style:family="paragraph" style:parent-style-name="Table_20_Contents">
      <style:text-properties officeooo:paragraph-rsid="00124808"/>
    </style:style>
    <style:style style:name="P11" style:family="paragraph" style:parent-style-name="Table_20_Contents">
      <style:paragraph-properties fo:text-align="center" style:justify-single-word="false"/>
      <style:text-properties officeooo:rsid="00135097" officeooo:paragraph-rsid="00135097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>
      <style:text-properties officeooo:rsid="00124808" officeooo:paragraph-rsid="00124808"/>
    </style:style>
    <style:style style:name="P34" style:family="paragraph" style:parent-style-name="Text_20_body">
      <style:text-properties fo:font-weight="bold"/>
    </style:style>
    <style:style style:name="P35" style:family="paragraph" style:parent-style-name="Text_20_body">
      <style:text-properties fo:font-weight="bold" officeooo:paragraph-rsid="00104c3d"/>
    </style:style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1">
      <style:paragraph-properties fo:margin-top="0cm" fo:margin-bottom="0cm" loext:contextual-spacing="false"/>
    </style:style>
    <style:style style:name="P39" style:family="paragraph" style:parent-style-name="Text_20_body" style:list-style-name="L2">
      <style:paragraph-properties fo:margin-top="0cm" fo:margin-bottom="0cm" loext:contextual-spacing="false"/>
    </style:style>
    <style:style style:name="P40" style:family="paragraph" style:parent-style-name="Text_20_body" style:list-style-name="L3">
      <style:paragraph-properties fo:margin-top="0cm" fo:margin-bottom="0cm" loext:contextual-spacing="false"/>
    </style:style>
    <style:style style:name="P41" style:family="paragraph" style:parent-style-name="Text_20_body" style:list-style-name="L4">
      <style:paragraph-properties fo:margin-top="0cm" fo:margin-bottom="0cm" loext:contextual-spacing="false"/>
    </style:style>
    <style:style style:name="P42" style:family="paragraph" style:parent-style-name="Text_20_body" style:list-style-name="L5">
      <style:paragraph-properties fo:margin-top="0cm" fo:margin-bottom="0cm" loext:contextual-spacing="false"/>
    </style:style>
    <style:style style:name="P43" style:family="paragraph" style:parent-style-name="Text_20_body" style:list-style-name="L6">
      <style:paragraph-properties fo:margin-top="0cm" fo:margin-bottom="0cm" loext:contextual-spacing="false"/>
    </style:style>
    <style:style style:name="P44" style:family="paragraph" style:parent-style-name="Text_20_body" style:list-style-name="L7">
      <style:paragraph-properties fo:margin-top="0cm" fo:margin-bottom="0cm" loext:contextual-spacing="false"/>
    </style:style>
    <style:style style:name="P45" style:family="paragraph" style:parent-style-name="Text_20_body" style:list-style-name="L8">
      <style:paragraph-properties fo:margin-top="0cm" fo:margin-bottom="0cm" loext:contextual-spacing="false"/>
    </style:style>
    <style:style style:name="P46" style:family="paragraph" style:parent-style-name="Text_20_body" style:list-style-name="L9">
      <style:paragraph-properties fo:margin-top="0cm" fo:margin-bottom="0cm" loext:contextual-spacing="false"/>
    </style:style>
    <style:style style:name="P47" style:family="paragraph" style:parent-style-name="Text_20_body" style:list-style-name="L10">
      <style:paragraph-properties fo:margin-top="0cm" fo:margin-bottom="0cm" loext:contextual-spacing="false"/>
    </style:style>
    <style:style style:name="P48" style:family="paragraph" style:parent-style-name="Text_20_body" style:list-style-name="L11">
      <style:paragraph-properties fo:margin-top="0cm" fo:margin-bottom="0cm" loext:contextual-spacing="false"/>
    </style:style>
    <style:style style:name="P49" style:family="paragraph" style:parent-style-name="Text_20_body" style:list-style-name="L12">
      <style:paragraph-properties fo:margin-top="0cm" fo:margin-bottom="0cm" loext:contextual-spacing="false"/>
    </style:style>
    <style:style style:name="P50" style:family="paragraph" style:parent-style-name="Text_20_body" style:list-style-name="L13">
      <style:paragraph-properties fo:margin-top="0cm" fo:margin-bottom="0cm" loext:contextual-spacing="false"/>
    </style:style>
    <style:style style:name="P51" style:family="paragraph" style:parent-style-name="Text_20_body" style:list-style-name="L14">
      <style:paragraph-properties fo:margin-top="0cm" fo:margin-bottom="0cm" loext:contextual-spacing="false"/>
    </style:style>
    <style:style style:name="P52" style:family="paragraph" style:parent-style-name="Text_20_body" style:list-style-name="L15">
      <style:paragraph-properties fo:margin-top="0cm" fo:margin-bottom="0cm" loext:contextual-spacing="false"/>
    </style:style>
    <style:style style:name="P53" style:family="paragraph" style:parent-style-name="Text_20_body" style:list-style-name="L16">
      <style:paragraph-properties fo:margin-top="0cm" fo:margin-bottom="0cm" loext:contextual-spacing="false"/>
    </style:style>
    <style:style style:name="P54" style:family="paragraph" style:parent-style-name="Text_20_body" style:list-style-name="L17">
      <style:paragraph-properties fo:margin-top="0cm" fo:margin-bottom="0cm" loext:contextual-spacing="false"/>
    </style:style>
    <style:style style:name="P55" style:family="paragraph" style:parent-style-name="Text_20_body" style:list-style-name="L18">
      <style:paragraph-properties fo:margin-top="0cm" fo:margin-bottom="0cm" loext:contextual-spacing="false"/>
    </style:style>
    <style:style style:name="P56" style:family="paragraph" style:parent-style-name="Text_20_body" style:list-style-name="L19">
      <style:paragraph-properties fo:margin-top="0cm" fo:margin-bottom="0cm" loext:contextual-spacing="false"/>
    </style:style>
    <style:style style:name="P57" style:family="paragraph" style:parent-style-name="Text_20_body" style:list-style-name="L20">
      <style:paragraph-properties fo:margin-top="0cm" fo:margin-bottom="0cm" loext:contextual-spacing="false"/>
    </style:style>
    <style:style style:name="P58" style:family="paragraph" style:parent-style-name="Text_20_body" style:list-style-name="L21">
      <style:paragraph-properties fo:margin-top="0cm" fo:margin-bottom="0cm" loext:contextual-spacing="false"/>
    </style:style>
    <style:style style:name="P59" style:family="paragraph" style:parent-style-name="Text_20_body" style:list-style-name="L2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amCharts</text:span> — одна из JavaScript библиотек, полезных тем, кто ищет простое и в то же время гибкое решение для визуализации данных.</text:p>
      <text:h text:style-name="Heading_20_3" text:outline-level="3">Основные возможности</text:h>
      <text:p text:style-name="Text_20_body"/>
      <text:list xml:id="list152626981" text:style-name="L1">
        <text:list-item>
          <text:p text:style-name="P38">Много разнообразных типов графиков, включая интерактивные карты и диаграммы Ганта. </text:p>
        </text:list-item>
        <text:list-item>
          <text:p text:style-name="P38">Возможность анализа данных «вглубь» (дрилдаун) и другие хорошо проработанные интерактивные опции. </text:p>
        </text:list-item>
        <text:list-item>
          <text:p text:style-name="P38">Документация, описывающая все нужные методы, хорошо написана, правда, на мой вкус, не слишком удобна в использовании. </text:p>
        </text:list-item>
        <text:list-item>
          <text:p text:style-name="P38">Крутая анимация графиков. </text:p>
        </text:list-item>
        <text:list-item>
          <text:p text:style-name="P38">Интеграция с React, Angular, Vue, Ember и др. </text:p>
        </text:list-item>
        <text:list-item>
          <text:p text:style-name="P38">Готовый плагин для WordPress. </text:p>
        </text:list-item>
        <text:list-item>
          <text:p text:style-name="P38">Экспорт графиков в изображение или PDF файл. </text:p>
        </text:list-item>
        <text:list-item>
          <text:p text:style-name="P38">«Живые» графики, полноценная кастомизация, специальные возможности в соответствии со стандартами W3C. </text:p>
        </text:list-item>
        <text:list-item>
          <text:p text:style-name="P38">Полная техподдержка для всех пользователей и приоритетная для клиентов с лицензией. </text:p>
        </text:list-item>
        <text:list-item>
          <text:p text:style-name="P13">Клиенты: Microsoft, Amazon, Ebay, NASA, Samsung, Yandex, AT&amp;T и др. </text:p>
        </text:list-item>
      </text:list>
      <text:p text:style-name="Standard"/>
      <text:h text:style-name="Heading_20_3" text:outline-level="3">Стоимость</text:h>
      <text:p text:style-name="Text_20_body"><text:line-break/>Фирменная маркировка со ссылкой в бесплатной версии. Чтобы убрать брендинг, нужно купить платную лицензию (от $180), плюсом предоставляется доступ к приоритетной поддержке.</text:p>
      <text:p text:style-name="Standard"/>
      <text:h text:style-name="Heading_20_3" text:outline-level="3">Узнать больше об amCharts</text:h>
      <text:p text:style-name="Text_20_body"/>
      <text:list xml:id="list1733014082" text:style-name="L2">
        <text:list-item>
          <text:p text:style-name="P39"><text:a xlink:type="simple" xlink:href="http://amcharts.com/" text:style-name="Internet_20_link" text:visited-style-name="Visited_20_Internet_20_Link">Официальный сайт</text:a> </text:p>
        </text:list-item>
        <text:list-item>
          <text:p text:style-name="P39"><text:a xlink:type="simple" xlink:href="https://docs.amcharts.com/" text:style-name="Internet_20_link" text:visited-style-name="Visited_20_Internet_20_Link">Документация</text:a> </text:p>
        </text:list-item>
        <text:list-item>
          <text:p text:style-name="P14"><text:a xlink:type="simple" xlink:href="http://amcharts.com/download" text:style-name="Internet_20_link" text:visited-style-name="Visited_20_Internet_20_Link">Скачать библиотеку</text:a> </text:p>
        </text:list-item>
      </text:list>
      <text:p text:style-name="Text_20_body"/>
      <text:p text:style-name="Text_20_body"/>
      <text:p text:style-name="P4"><text:span text:style-name="T1">AnyChart</text:span> — хорошо проработанная, легковесная, многофункциональная JS библиотека для визуализации данных с рендерингом в SVG/VML. Позволяет веб-разработчикам создавать всевозможные графики и диаграммы для дальнейшего принятия решений на их основе.</text:p>
      <text:h text:style-name="Heading_20_3" text:outline-level="3"><text:soft-page-break/>Основные возможности</text:h>
      <text:p text:style-name="Text_20_body"/>
      <text:list xml:id="list2004306178" text:style-name="L3">
        <text:list-item>
          <text:p text:style-name="P40">Более 80 типов графиков, включая обычные графики, биржевые графики, геовизуализации (карты), а также диаграммы Ганта и сетевые графики PERT. </text:p>
        </text:list-item>
        <text:list-item>
          <text:p text:style-name="P40">Много вариантов, как можно загружать данные: XML, JSON, CSV, JS API, Google Sheets, HTML-таблицы. </text:p>
        </text:list-item>
        <text:list-item>
          <text:p text:style-name="P40">Возможность «углубляться» в данные на графике (дрилдаун). </text:p>
        </text:list-item>
        <text:list-item>
          <text:p text:style-name="P40">Технические индикаторы для технического анализа и аннотации (инструменты для рисования) «из коробки». </text:p>
        </text:list-item>
        <text:list-item>
          <text:p text:style-name="P40">Исчерпывающие документация и описание API, отзывчивая поддержка. </text:p>
        </text:list-item>
        <text:list-item>
          <text:p text:style-name="P40">Интеграция с Angular, Oracle APEX, React, Elasticsearch, Vue.js, Android, iOS и др. Для разработчиков приложений и дашбордов в Qlik есть специальный готовый экстеншн для Qlik Sense. </text:p>
        </text:list-item>
        <text:list-item>
          <text:p text:style-name="P40">Множество готовых примеров графиков, диаграмм, дашбордов, а также собственная специальная песочница с автозаполнением кода. </text:p>
        </text:list-item>
        <text:list-item>
          <text:p text:style-name="P40">Поддержка старых версий браузеров. </text:p>
        </text:list-item>
        <text:list-item>
          <text:p text:style-name="P40">Экспорт данных в различные форматы, включая PDF отчеты; JPG, PNG, SVG изображения; Excel (XLSX) или CSV файлы с данными графиков. </text:p>
        </text:list-item>
        <text:list-item>
          <text:p text:style-name="P15">Клиенты: Oracle, Microsoft, Citi, Samsung, Nokia, AT&amp;T, Ford, Volkswagen, Lockheed Martin, и др. </text:p>
        </text:list-item>
      </text:list>
      <text:p text:style-name="Text_20_body"/>
      <text:h text:style-name="Heading_20_3" text:outline-level="3">Стоимость</text:h>
      <text:p text:style-name="Text_20_body"><text:line-break/>Версия с вотермаркой — бесплатная. Чтобы избавиться от брендинга и получить возможность использовать AnyChart в коммерческих проектах, необходимо приобрести лицензию (от $49).</text:p>
      <text:h text:style-name="Heading_20_3" text:outline-level="3">Узнать больше об AnyChart</text:h>
      <text:p text:style-name="Text_20_body"/>
      <text:list xml:id="list3137052083" text:style-name="L4">
        <text:list-item>
          <text:p text:style-name="P41"><text:a xlink:type="simple" xlink:href="https://www.anychart.com/" text:style-name="Internet_20_link" text:visited-style-name="Visited_20_Internet_20_Link">Официальный сайт</text:a> </text:p>
        </text:list-item>
        <text:list-item>
          <text:p text:style-name="P41"><text:a xlink:type="simple" xlink:href="https://docs.anychart.com/" text:style-name="Internet_20_link" text:visited-style-name="Visited_20_Internet_20_Link">Документация</text:a> </text:p>
        </text:list-item>
        <text:list-item>
          <text:p text:style-name="P16"><text:a xlink:type="simple" xlink:href="https://www.anychart.com/download/" text:style-name="Internet_20_link" text:visited-style-name="Visited_20_Internet_20_Link">Скачать библиотеку</text:a> </text:p>
        </text:list-item>
      </text:list>
      <text:p text:style-name="Text_20_body"/>
      <text:h text:style-name="Heading_20_2" text:outline-level="2">Chart.js</text:h>
      <text:p text:style-name="Text_20_body"/>
      <text:h text:style-name="Heading_20_3" text:outline-level="3">Основные возможности</text:h>
      <text:p text:style-name="Text_20_body"/>
      <text:list xml:id="list2512283661" text:style-name="L5">
        <text:list-item>
          <text:p text:style-name="P42"><text:soft-page-break/>8 типов графиков и диаграмм: линейный (Line), линейный с областями (Area), линейчатый (Bar), круговой (Pie), лепестковый «Радар» (Radar), полярный (Polar), пузырьковый (Bubble) и точечная диаграмма рассеивания (Scatter). </text:p>
        </text:list-item>
        <text:list-item>
          <text:p text:style-name="P42">Все типы графиков можно кастомизировать и снабдить анимацией, и все они адаптивны при работе в сети. </text:p>
        </text:list-item>
        <text:list-item>
          <text:p text:style-name="P42">Функциональность может быть расширена посредством использования плагинов. </text:p>
        </text:list-item>
        <text:list-item>
          <text:p text:style-name="P42">Хорошая документация. </text:p>
        </text:list-item>
        <text:list-item>
          <text:p text:style-name="P42">Поддержка через Stack Overflow. </text:p>
        </text:list-item>
        <text:list-item>
          <text:p text:style-name="P17">Поддержка браузеров IE9+. </text:p>
        </text:list-item>
      </text:list>
      <text:p text:style-name="Text_20_body"/>
      <text:h text:style-name="Heading_20_3" text:outline-level="3">Стоимость</text:h>
      <text:p text:style-name="Text_20_body"><text:line-break/>Бесплатная библиотека с открытым исходным кодом (open-source). Издана под лицензией MIT.</text:p>
      <text:h text:style-name="Heading_20_3" text:outline-level="3">Узнать больше о Chart.js</text:h>
      <text:p text:style-name="Text_20_body"/>
      <text:list xml:id="list2882718813" text:style-name="L6">
        <text:list-item>
          <text:p text:style-name="P43"><text:a xlink:type="simple" xlink:href="https://www.chartjs.org/" text:style-name="Internet_20_link" text:visited-style-name="Visited_20_Internet_20_Link">Официальный сайт</text:a> </text:p>
        </text:list-item>
        <text:list-item>
          <text:p text:style-name="P43"><text:a xlink:type="simple" xlink:href="https://www.chartjs.org/docs/" text:style-name="Internet_20_link" text:visited-style-name="Visited_20_Internet_20_Link">Документация</text:a> </text:p>
        </text:list-item>
        <text:list-item>
          <text:p text:style-name="P18"><text:a xlink:type="simple" xlink:href="https://github.com/chartjs/Chart.js/releases/latest" text:style-name="Internet_20_link" text:visited-style-name="Visited_20_Internet_20_Link">Скачать библиотеку</text:a> </text:p>
        </text:list-item>
      </text:list>
      <text:p text:style-name="Text_20_body"/>
      <text:p text:style-name="P4"><text:span text:style-name="T1">Chart.js</text:span> — простая и в то же время довольно гибкая JavaScript библиотека для визуализации данных, популярная среди веб-дизайнеров и разработчиков. Она представляет собой прекрасное базовое решение для тех, кому не требуется большое разнообразие типов графиков и индивидуальных настроек, но кому достаточно, чтобы графики выглядели аккуратно, наглядно и информативно.</text:p>
      <text:h text:style-name="Heading_20_3" text:outline-level="3">Основные возможности</text:h>
      <text:p text:style-name="Text_20_body"/>
      <text:list xml:id="list1537502881" text:style-name="L7">
        <text:list-item>
          <text:p text:style-name="P44">8 типов графиков и диаграмм: линейный (Line), линейный с областями (Area), линейчатый (Bar), круговой (Pie), лепестковый «Радар» (Radar), полярный (Polar), пузырьковый (Bubble) и точечная диаграмма рассеивания (Scatter). </text:p>
        </text:list-item>
        <text:list-item>
          <text:p text:style-name="P44">Все типы графиков можно кастомизировать и снабдить анимацией, и все они адаптивны при работе в сети. </text:p>
        </text:list-item>
        <text:list-item>
          <text:p text:style-name="P44">Функциональность может быть расширена посредством использования плагинов. </text:p>
        </text:list-item>
        <text:list-item>
          <text:p text:style-name="P44">Хорошая документация. </text:p>
        </text:list-item>
        <text:list-item>
          <text:p text:style-name="P44">Поддержка через Stack Overflow. </text:p>
        </text:list-item>
        <text:list-item>
          <text:p text:style-name="P19">Поддержка браузеров IE9+. </text:p>
        </text:list-item>
      </text:list>
      <text:p text:style-name="Text_20_body"/>
      <text:h text:style-name="Heading_20_3" text:outline-level="3"><text:soft-page-break/>Стоимость</text:h>
      <text:p text:style-name="Text_20_body"><text:line-break/>Бесплатная библиотека с открытым исходным кодом (open-source). Издана под лицензией MIT.</text:p>
      <text:h text:style-name="Heading_20_3" text:outline-level="3">Узнать больше о Chart.js</text:h>
      <text:p text:style-name="Text_20_body"/>
      <text:list xml:id="list4172239304" text:style-name="L8">
        <text:list-item>
          <text:p text:style-name="P45"><text:a xlink:type="simple" xlink:href="https://www.chartjs.org/" text:style-name="Internet_20_link" text:visited-style-name="Visited_20_Internet_20_Link">Официальный сайт</text:a> </text:p>
        </text:list-item>
        <text:list-item>
          <text:p text:style-name="P45"><text:a xlink:type="simple" xlink:href="https://www.chartjs.org/docs/" text:style-name="Internet_20_link" text:visited-style-name="Visited_20_Internet_20_Link">Документация</text:a> </text:p>
        </text:list-item>
        <text:list-item>
          <text:p text:style-name="P20"><text:a xlink:type="simple" xlink:href="https://github.com/chartjs/Chart.js/releases/latest" text:style-name="Internet_20_link" text:visited-style-name="Visited_20_Internet_20_Link">Скачать библиотеку</text:a> </text:p>
        </text:list-item>
      </text:list>
      <text:p text:style-name="P4"><text:span text:style-name="T1">Chartist.js</text:span> — простая JS библиотека с открытым исходным кодом, которая также может быть использована для создания аккуратных адаптивных графиков и диаграмм. Вообще говоря, она хорошо подходит тем, кому требуются лишь элементарные Line, Bar или Pie графики и не нужно многого в плане визуализации данных. Приятный внешний вид, и нет необходимости в большом количестве всяческих фич.</text:p>
      <text:h text:style-name="Heading_20_3" text:outline-level="3">Основные возможности</text:h>
      <text:p text:style-name="Text_20_body"/>
      <text:list xml:id="list4166403900" text:style-name="L21">
        <text:list-item>
          <text:p text:style-name="P58">Только 3 типа графиков: Line, Bar, Pie. </text:p>
        </text:list-item>
        <text:list-item>
          <text:p text:style-name="P58">Отличная анимация. </text:p>
        </text:list-item>
        <text:list-item>
          <text:p text:style-name="P58">API документация содержит все необходимые сведения, однако ею не очень удобно пользоваться (приготовьтесь много скролить). </text:p>
        </text:list-item>
        <text:list-item>
          <text:p text:style-name="P58">Позволяет использовать плагины для расширения функциональности. </text:p>
        </text:list-item>
        <text:list-item>
          <text:p text:style-name="P58">Для отрисовки графиков использует SVG. </text:p>
        </text:list-item>
        <text:list-item>
          <text:p text:style-name="P36">Поддержка старых версий браузеров. </text:p>
        </text:list-item>
      </text:list>
      <text:p text:style-name="Text_20_body"/>
      <text:h text:style-name="Heading_20_3" text:outline-level="3">Стоимость</text:h>
      <text:p text:style-name="Text_20_body"><text:line-break/>Open-source, бесплатное использование в любых целях.</text:p>
      <text:h text:style-name="Heading_20_3" text:outline-level="3">Узнать больше о Chartist.js</text:h>
      <text:p text:style-name="Text_20_body"/>
      <text:list xml:id="list1128531641" text:style-name="L22">
        <text:list-item>
          <text:p text:style-name="P59"><text:a xlink:type="simple" xlink:href="https://gionkunz.github.io/chartist-js/" text:style-name="Internet_20_link" text:visited-style-name="Visited_20_Internet_20_Link">Официальный сайт</text:a> </text:p>
        </text:list-item>
        <text:list-item>
          <text:p text:style-name="P59"><text:a xlink:type="simple" xlink:href="https://gionkunz.github.io/chartist-js/getting-started.html" text:style-name="Internet_20_link" text:visited-style-name="Visited_20_Internet_20_Link">Документация</text:a> </text:p>
        </text:list-item>
        <text:list-item>
          <text:p text:style-name="P37"><text:a xlink:type="simple" xlink:href="https://github.com/gionkunz/chartist-js/tree/develop/dist" text:style-name="Internet_20_link" text:visited-style-name="Visited_20_Internet_20_Link">Скачать библиотеку</text:a> </text:p>
        </text:list-item>
      </text:list>
      <text:p text:style-name="Text_20_body"/>
      <text:h text:style-name="Heading_20_2" text:outline-level="2"><text:soft-page-break/>D3.js</text:h>
      <text:p text:style-name="P4"><text:span text:style-name="T1">D3.js</text:span> — мощная JavaScript библиотека для визуализации данных, с открытым исходным кодом. Имеет более 20 тысяч форков на GitHub. По сути своей, D3 больше походит на фреймворк, нежели на библиотеку. Работать с ней не так просто, особенно поначалу. Но существует множество полезных информационных ресурсов, посвященных D3. И в итоге с помощью этой библиотеки можно с нуля создавать потрясающие оригинальные визуализации и любую графику, что делает D3 действительно стоящим инструментом.</text:p>
      <text:h text:style-name="Heading_20_3" text:outline-level="3">Основные возможности</text:h>
      <text:p text:style-name="Text_20_body"/>
      <text:list xml:id="list3322792619" text:style-name="L9">
        <text:list-item>
          <text:p text:style-name="P46">Поддерживает многочисленные типы графиков, намного больше, чем подавляющее большинство других JavaScript библиотек (включая, например, диаграмму Вороного). </text:p>
        </text:list-item>
        <text:list-item>
          <text:p text:style-name="P46">На освоение нужно время. Менее понятная и очевидная, чем некоторые коммерческие библиотеки в списке (например, AnyChart). Компенсируется огромным количеством туториалов и реально крутым API. </text:p>
        </text:list-item>
        <text:list-item>
          <text:p text:style-name="P46">Сочетает в себе мощные компоненты визуализации и основанный на данных подход к манипулированию DOM. </text:p>
        </text:list-item>
        <text:list-item>
          <text:p text:style-name="P46">Легко дебажить с помощью инструмента исследования элементов в браузере. </text:p>
        </text:list-item>
        <text:list-item>
          <text:p text:style-name="P46">Море примеров. </text:p>
        </text:list-item>
        <text:list-item>
          <text:p text:style-name="P46">Функции генерации кривых. </text:p>
        </text:list-item>
        <text:list-item>
          <text:p text:style-name="P21">Drag-and-drop GUI. </text:p>
        </text:list-item>
      </text:list>
      <text:p text:style-name="Text_20_body"/>
      <text:h text:style-name="Heading_20_3" text:outline-level="3">Стоимость</text:h>
      <text:p text:style-name="Text_20_body"><text:line-break/>D3 — это open-source библиотека для создания графиков и диаграмм, которая абсолютно бесплатна для применения в любых целях.</text:p>
      <text:h text:style-name="Heading_20_3" text:outline-level="3">Узнать больше о D3.js</text:h>
      <text:p text:style-name="Text_20_body"/>
      <text:list xml:id="list3584053907" text:style-name="L10">
        <text:list-item>
          <text:p text:style-name="P47"><text:a xlink:type="simple" xlink:href="http://d3js.org/" text:style-name="Internet_20_link" text:visited-style-name="Visited_20_Internet_20_Link">Официальный сайт</text:a> </text:p>
        </text:list-item>
        <text:list-item>
          <text:p text:style-name="P47"><text:a xlink:type="simple" xlink:href="https://github.com/d3/d3/wiki" text:style-name="Internet_20_link" text:visited-style-name="Visited_20_Internet_20_Link">Документация</text:a> </text:p>
        </text:list-item>
        <text:list-item>
          <text:p text:style-name="P22"><text:a xlink:type="simple" xlink:href="https://github.com/d3/d3/releases/latest/" text:style-name="Internet_20_link" text:visited-style-name="Visited_20_Internet_20_Link">Скачать библиотеку</text:a> </text:p>
        </text:list-item>
      </text:list>
      <text:p text:style-name="Text_20_body"/>
      <text:h text:style-name="Heading_20_2" text:outline-level="2">FusionCharts</text:h>
      <text:p text:style-name="P4"><text:span text:style-name="T1">FusionCharts</text:span> — это еще одна неплохая библиотека для построения интерактивных графиков и диаграмм, с сотнями готовых примеров. Графики от FusionCharts поддерживают данные как в формате JSON, так и XML. Рендеринг — через HTML5/SVG и VML.</text:p>
      <text:h text:style-name="Heading_20_3" text:outline-level="3"><text:soft-page-break/>Основные возможности</text:h>
      <text:p text:style-name="Text_20_body"/>
      <text:list xml:id="list2164080950" text:style-name="L11">
        <text:list-item>
          <text:p text:style-name="P48">Десятки типов графиков, 2D и 3D, и более 950 карт, покрывающих все континенты. </text:p>
        </text:list-item>
        <text:list-item>
          <text:p text:style-name="P48">Анимированные и полностью интерактивные графики и карты. </text:p>
        </text:list-item>
        <text:list-item>
          <text:p text:style-name="P48">Серверный API для ASP.NET, PHP, Ruby on Rails. </text:p>
        </text:list-item>
        <text:list-item>
          <text:p text:style-name="P48">Совместимость с jQuery, Angular, PHP, ASP.NET, React Native, Django, React, Ruby on Rails, Java, и др. </text:p>
        </text:list-item>
        <text:list-item>
          <text:p text:style-name="P48">Довольно детальные руководство пользователя и описание API. </text:p>
        </text:list-item>
        <text:list-item>
          <text:p text:style-name="P48">Множество примеров графиков и дашбордов. </text:p>
        </text:list-item>
        <text:list-item>
          <text:p text:style-name="P48">Поддержка старых версий браузеров. </text:p>
        </text:list-item>
        <text:list-item>
          <text:p text:style-name="P48">Экспорт в PNG, JPG и PDF. </text:p>
        </text:list-item>
        <text:list-item>
          <text:p text:style-name="P48">Поддержка — через базу знаний и комьюнити-форум. </text:p>
        </text:list-item>
        <text:list-item>
          <text:p text:style-name="P48">Безлимитная приоритетная поддержка для пользователей, купивших лицензию. </text:p>
        </text:list-item>
        <text:list-item>
          <text:p text:style-name="P23">Клиенты: Apple, IBM, Google, Intel, Microsoft, PayPal, Oracle, Adobe и др. </text:p>
        </text:list-item>
      </text:list>
      <text:p text:style-name="Text_20_body"/>
      <text:h text:style-name="Heading_20_3" text:outline-level="3">Стоимость</text:h>
      <text:p text:style-name="Text_20_body"><text:line-break/>Бесплатна для некоммерческого использования. Платные лицензии для коммерческого использования (от $497).</text:p>
      <text:h text:style-name="Heading_20_3" text:outline-level="3">Узнать больше о FusionCharts</text:h>
      <text:p text:style-name="Text_20_body"/>
      <text:list xml:id="list975550284" text:style-name="L12">
        <text:list-item>
          <text:p text:style-name="P49"><text:a xlink:type="simple" xlink:href="https://fusionchart.com/" text:style-name="Internet_20_link" text:visited-style-name="Visited_20_Internet_20_Link">Официальный сайт</text:a> </text:p>
        </text:list-item>
        <text:list-item>
          <text:p text:style-name="P49"><text:a xlink:type="simple" xlink:href="https://www.fusioncharts.com/dev" text:style-name="Internet_20_link" text:visited-style-name="Visited_20_Internet_20_Link">Документация</text:a> </text:p>
        </text:list-item>
        <text:list-item>
          <text:p text:style-name="P24"><text:a xlink:type="simple" xlink:href="https://www.fusioncharts.com/download" text:style-name="Internet_20_link" text:visited-style-name="Visited_20_Internet_20_Link">Скачать библиотеку</text:a> </text:p>
        </text:list-item>
      </text:list>
      <text:h text:style-name="Heading_20_2" text:outline-level="2">Google Charts</text:h>
      <text:p text:style-name="P4"><text:span text:style-name="T1">Google Charts</text:span> — отличный выбор для тех проектов, в которых простота и стабильность графиков предпочтительнее сложных, подробных настроек кастомизации.</text:p>
      <text:h text:style-name="Heading_20_3" text:outline-level="3">Основные возможности</text:h>
      <text:p text:style-name="Text_20_body"/>
      <text:list xml:id="list1070442376" text:style-name="L13">
        <text:list-item>
          <text:p text:style-name="P50">Рендеринг графиков в HTML5/SVG и VML. </text:p>
        </text:list-item>
        <text:list-item>
          <text:p text:style-name="P50">Много примеров графиков, диаграмм, дашбордов. </text:p>
        </text:list-item>
        <text:list-item>
          <text:p text:style-name="P50">Все графики являются интерактивными, некоторые также можно зумить и панить. </text:p>
        </text:list-item>
        <text:list-item>
          <text:p text:style-name="P50">Полноценная документация. </text:p>
        </text:list-item>
        <text:list-item>
          <text:p text:style-name="P50">Поддержка старых версий браузеров. </text:p>
        </text:list-item>
        <text:list-item>
          <text:p text:style-name="P25">Поддержка через FAQ, GitHub и форум. </text:p>
        </text:list-item>
      </text:list>
      <text:p text:style-name="Text_20_body"><text:soft-page-break/></text:p>
      <text:h text:style-name="Heading_20_3" text:outline-level="3">Стоимость</text:h>
      <text:p text:style-name="Text_20_body"><text:line-break/>Бесплатная лицензия, но исходный код не открыт. Не позволяет размещать JS файлы Google на вашем сервере, поэтому может не подойти вам, если вы работаете с конфиденциальными данными.</text:p>
      <text:h text:style-name="Heading_20_3" text:outline-level="3">Узнать больше о Google Charts</text:h>
      <text:p text:style-name="Text_20_body"/>
      <text:list xml:id="list1401229085" text:style-name="L14">
        <text:list-item>
          <text:p text:style-name="P51"><text:a xlink:type="simple" xlink:href="https://developers.google.com/chart/" text:style-name="Internet_20_link" text:visited-style-name="Visited_20_Internet_20_Link">Официальный сайт</text:a> </text:p>
        </text:list-item>
        <text:list-item>
          <text:p text:style-name="P51"><text:a xlink:type="simple" xlink:href="https://developers.google.com/chart/interactive/docs/" text:style-name="Internet_20_link" text:visited-style-name="Visited_20_Internet_20_Link">Документация</text:a> </text:p>
        </text:list-item>
        <text:list-item>
          <text:p text:style-name="P26"><text:a xlink:type="simple" xlink:href="https://developers.google.com/chart/interactive/docs/basic_load_libs" text:style-name="Internet_20_link" text:visited-style-name="Visited_20_Internet_20_Link">Скачать библиотеку</text:a> </text:p>
        </text:list-item>
      </text:list>
      <text:p text:style-name="Text_20_body"/>
      <text:h text:style-name="Heading_20_2" text:outline-level="2">Highcharts</text:h>
      <text:p text:style-name="P4"><text:span text:style-name="T1">Highcharts</text:span> — одна из самых многофункциональных и популярных JavaScript библиотек для построения графиков и диаграмм в HTML5, с рендерингом в SVG (VML). Она легковесная, поддерживает широкий выбор различных типов визуализаций и обеспечивает высокую производительность.</text:p>
      <text:h text:style-name="Heading_20_3" text:outline-level="3">Основные возможности</text:h>
      <text:p text:style-name="Text_20_body"/>
      <text:list xml:id="list1415958052" text:style-name="L15">
        <text:list-item>
          <text:p text:style-name="P52">Использует чистый JavaScript. Данные можно загружать извне. </text:p>
        </text:list-item>
        <text:list-item>
          <text:p text:style-name="P52">Достойные документация и описание API-документация, кейсы пользователей. </text:p>
        </text:list-item>
        <text:list-item>
          <text:p text:style-name="P52">Интерактивность, включая дрилдаун (возможность анализа данных «вглубь»). </text:p>
        </text:list-item>
        <text:list-item>
          <text:p text:style-name="P52">Можно использовать с React, Angular, Meteor, .NET, iOS и др. </text:p>
        </text:list-item>
        <text:list-item>
          <text:p text:style-name="P52">Экспорт в PNG, JPG, PDF и SVG форматы. </text:p>
        </text:list-item>
        <text:list-item>
          <text:p text:style-name="P52">Поддержка пользователей бесплатной версии через форум и Stack Overflow. Премиум поддержка по электронной почте и Skype доступна только для коммерческих пользователей, владеющих соответствующей лицензией. </text:p>
        </text:list-item>
        <text:list-item>
          <text:p text:style-name="P27">Клиенты: Visa, Yahoo!, Facebook, Twitter, Groupon, Nokia, Ericsson, Mastercard, Yandex и др. </text:p>
        </text:list-item>
      </text:list>
      <text:p text:style-name="Text_20_body"/>
      <text:h text:style-name="Heading_20_3" text:outline-level="3">Стоимость</text:h>
      <text:p text:style-name="Text_20_body"><text:line-break/>Бесплатно для использования в некоммерческих целях. Для коммерческого использования необходимо приобрести лицензию (от $50).</text:p>
      <text:h text:style-name="Heading_20_3" text:outline-level="3"><text:soft-page-break/>Узнать больше о Highcharts</text:h>
      <text:p text:style-name="Text_20_body"/>
      <text:list xml:id="list2179427175" text:style-name="L16">
        <text:list-item>
          <text:p text:style-name="P53"><text:a xlink:type="simple" xlink:href="https://highcharts.com/" text:style-name="Internet_20_link" text:visited-style-name="Visited_20_Internet_20_Link">Официальный сайт</text:a> </text:p>
        </text:list-item>
        <text:list-item>
          <text:p text:style-name="P53"><text:a xlink:type="simple" xlink:href="https://www.highcharts.com/docs" text:style-name="Internet_20_link" text:visited-style-name="Visited_20_Internet_20_Link">Документация</text:a> </text:p>
        </text:list-item>
        <text:list-item>
          <text:p text:style-name="P28"><text:a xlink:type="simple" xlink:href="https://www.highcharts.com/blog/download" text:style-name="Internet_20_link" text:visited-style-name="Visited_20_Internet_20_Link">Скачать библиотеку</text:a> </text:p>
        </text:list-item>
      </text:list>
      <text:h text:style-name="Heading_20_2" text:outline-level="2">Plotly.js</text:h>
      <text:p text:style-name="P4"><text:span text:style-name="T1">Plotly.js</text:span> — это библиотека JavaScript высокого уровня, бесплатная, с открытым исходным кодом. Построена на D3.js и WebGL. Ее можно использовать для создания множества самых разных типов визуализации данных, включая, например, трехмерные статистические графики.</text:p>
      <text:h text:style-name="Heading_20_3" text:outline-level="3">Основные возможности</text:h>
      <text:p text:style-name="Text_20_body"/>
      <text:list xml:id="list211373243" text:style-name="L17">
        <text:list-item>
          <text:p text:style-name="P54">20 типов графиков и диаграмм, которые можно встроить на сайт или использовать для создания динамических презентаций. </text:p>
        </text:list-item>
        <text:list-item>
          <text:p text:style-name="P54">Используется как браузерная чартинг-библиотека для Python, R, MATLAB, абстрагируя графики в декларативную структуру JSON. </text:p>
        </text:list-item>
        <text:list-item>
          <text:p text:style-name="P54">Обширная API документация. </text:p>
        </text:list-item>
        <text:list-item>
          <text:p text:style-name="P54">Неплохая анимация. </text:p>
        </text:list-item>
        <text:list-item>
          <text:p text:style-name="P54">Использует React. </text:p>
        </text:list-item>
        <text:list-item>
          <text:p text:style-name="P54">Экспорт графиков в PNG и JPG. Экспорт в EPS, SVG и PDF доступен по подписке. </text:p>
        </text:list-item>
        <text:list-item>
          <text:p text:style-name="P54">Множество готовых примеров. </text:p>
        </text:list-item>
        <text:list-item>
          <text:p text:style-name="P54">Может работать с таблицами Excel или напрямую с вашей базой данных. </text:p>
        </text:list-item>
        <text:list-item>
          <text:p text:style-name="P29">Форум поддержки. </text:p>
        </text:list-item>
      </text:list>
      <text:p text:style-name="Text_20_body"/>
      <text:h text:style-name="Heading_20_3" text:outline-level="3">Стоимость</text:h>
      <text:p text:style-name="Text_20_body"><text:line-break/>Бесплатная библиотека с открытым исходным кодом.</text:p>
      <text:h text:style-name="Heading_20_3" text:outline-level="3">Узнать больше о Plotly.js</text:h>
      <text:p text:style-name="Text_20_body"/>
      <text:list xml:id="list892587059" text:style-name="L18">
        <text:list-item>
          <text:p text:style-name="P55"><text:a xlink:type="simple" xlink:href="https://plot.ly/javascript/" text:style-name="Internet_20_link" text:visited-style-name="Visited_20_Internet_20_Link">Официальный сайт</text:a> </text:p>
        </text:list-item>
        <text:list-item>
          <text:p text:style-name="P55"><text:a xlink:type="simple" xlink:href="https://plot.ly/javascript/" text:style-name="Internet_20_link" text:visited-style-name="Visited_20_Internet_20_Link">Документация</text:a> </text:p>
        </text:list-item>
        <text:list-item>
          <text:p text:style-name="P30"><text:a xlink:type="simple" xlink:href="https://plot.ly/javascript/getting-started/#download" text:style-name="Internet_20_link" text:visited-style-name="Visited_20_Internet_20_Link">Скачать библиотеку</text:a> </text:p>
        </text:list-item>
      </text:list>
      <text:p text:style-name="Standard"/>
      <text:h text:style-name="Heading_20_2" text:outline-level="2"><text:soft-page-break/>ZingChart</text:h>
      <text:p text:style-name="P4"><text:span text:style-name="T1">ZingChart</text:span> — полезный инструмент для создания интерактивных и адаптивных графиков. Это быстрая и гибкая библиотека, которая позволяет довольно легко работать с большими данными и генерировать графики с большими объемами данных.</text:p>
      <text:h text:style-name="Heading_20_3" text:outline-level="3">Основные возможности</text:h>
      <text:p text:style-name="Text_20_body"/>
      <text:list xml:id="list1796274421" text:style-name="L19">
        <text:list-item>
          <text:p text:style-name="P56">Поддерживает более 30 типов графиков и диаграмм. </text:p>
        </text:list-item>
        <text:list-item>
          <text:p text:style-name="P56">Полностью кастомизируема, с настройками оформления а-ля CSS. </text:p>
        </text:list-item>
        <text:list-item>
          <text:p text:style-name="P56">Совместима с jQuery, Angular, Node.js, PHP и др. </text:p>
        </text:list-item>
        <text:list-item>
          <text:p text:style-name="P56">Работа с данными в режиме реального времени, быстрый рендеринг наборов данных любого объема. </text:p>
        </text:list-item>
        <text:list-item>
          <text:p text:style-name="P56">Данные можно загружать через JS объекты, JSON, CSV, PHP, AJAX, MySQL. </text:p>
        </text:list-item>
        <text:list-item>
          <text:p text:style-name="P56">Подробная и достаточно удобно читаемая документация по API. </text:p>
        </text:list-item>
        <text:list-item>
          <text:p text:style-name="P56">Бесплатная и премиум поддержка через справочный центр ZingChart, Stack Overflow, электронную почту и чат. </text:p>
        </text:list-item>
        <text:list-item>
          <text:p text:style-name="P31">Клиенты: Microsoft, Boeing, Adobe, Apple, Cisco, Google, Alcatel и др. </text:p>
        </text:list-item>
      </text:list>
      <text:p text:style-name="Text_20_body"/>
      <text:h text:style-name="Heading_20_3" text:outline-level="3">Стоимость</text:h>
      <text:p text:style-name="Text_20_body"><text:line-break/>Брендированная лицензия обеспечивает полный доступ к библиотеке ZingChart бесплатно. Для коммерческого использования требуется платная лицензия (от $199).</text:p>
      <text:h text:style-name="Heading_20_3" text:outline-level="3">Узнать больше о ZingChart</text:h>
      <text:p text:style-name="Text_20_body"/>
      <text:list xml:id="list4205251022" text:style-name="L20">
        <text:list-item>
          <text:p text:style-name="P57"><text:a xlink:type="simple" xlink:href="http://zingchart.com/" text:style-name="Internet_20_link" text:visited-style-name="Visited_20_Internet_20_Link">Официальный сайт</text:a> </text:p>
        </text:list-item>
        <text:list-item>
          <text:p text:style-name="P57"><text:a xlink:type="simple" xlink:href="http://zingchart.com/docs/" text:style-name="Internet_20_link" text:visited-style-name="Visited_20_Internet_20_Link">Документация</text:a> </text:p>
        </text:list-item>
        <text:list-item>
          <text:p text:style-name="P32"><text:a xlink:type="simple" xlink:href="http://zingchart.com/try/" text:style-name="Internet_20_link" text:visited-style-name="Visited_20_Internet_20_Link">Скачать библиотеку</text:a> </text:p>
        </text:list-item>
      </text:list>
      <text:p text:style-name="Text_20_body"/>
      <text:p text:style-name="Text_20_body"/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93997736270944">
          <table:table-cell table:style-name="Таблица1.A1" office:value-type="string">
            <text:p text:style-name="P5">Название</text:p>
          </table:table-cell>
          <table:table-cell table:style-name="Таблица1.A1" office:value-type="string">
            <text:p text:style-name="P5">Лиценизия</text:p>
          </table:table-cell>
          <table:table-cell table:style-name="Таблица1.A1" office:value-type="string">
            <text:p text:style-name="P5">Free</text:p>
          </table:table-cell>
          <table:table-cell table:style-name="Таблица1.A1" office:value-type="string">
            <text:p text:style-name="P6"/>
          </table:table-cell>
          <table:table-cell table:style-name="Таблица1.E1" office:value-type="string">
            <text:p text:style-name="P6"/>
          </table:table-cell>
        </table:table-row>
        <table:table-row table:style-name="TableLine93997736270944">
          <table:table-cell table:style-name="Таблица1.A2" office:value-type="string">
            <text:p text:style-name="Table_20_Contents"><text:a xlink:type="simple" xlink:href="http://www.amcharts.com/" text:style-name="Internet_20_link" text:visited-style-name="Visited_20_Internet_20_Link"><text:span text:style-name="T2">amCharts</text:span></text:a></text:p>
          </table:table-cell>
          <table:table-cell table:style-name="Таблица1.A2" office:value-type="string">
            <text:p text:style-name="Standard">Free with a link <text:bookmark text:name="cite_ref-1"/><text:a xlink:type="simple" xlink:href="https://en.wikipedia.org/wiki/Comparison_of_JavaScript_charting_libraries#cite_note-1" text:style-name="Internet_20_link" text:visited-style-name="Visited_20_Internet_20_Link">[1]</text:a> or commercial<text:bookmark text:name="cite_ref-2"/><text:a xlink:type="simple" xlink:href="https://en.wikipedia.org/wiki/Comparison_of_JavaScript_charting_libraries#cite_note-2" text:style-name="Internet_20_link" text:visited-style-name="Visited_20_Internet_20_Link">[2]</text:a></text:p>
            <text:p text:style-name="Table_20_Contents"/>
          </table:table-cell>
          <table:table-cell table:style-name="Таблица1.A2" office:value-type="string">
            <text:p text:style-name="Table_20_Contents">Фирменная маркировка со ссылкой в бесплатной версии. Чтобы убрать брендинг, нужно купить платную лицензию (от $180), плюсом предоставляется <text:soft-page-break/>доступ к приоритетной поддержке.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Heading_20_2" text:outline-level="2">AnyChart</text:h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ерсия с вотермаркой — бесплатная. Чтобы избавиться от брендинга и получить возможность использовать AnyChart в коммерческих проектах, необходимо приобрести лицензию (от $49).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Heading_20_2" text:outline-level="2">Chart.js</text:h>
            <text:p text:style-name="Text_20_body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line-break/>Бесплатна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p text:style-name="P35">Chartist.j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0">Бесплатна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P1" text:outline-level="2">D3.js</text:h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P3" text:outline-level="3">FusionCharts</text:h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P3" text:outline-level="3">Google Charts</text:h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P2" text:outline-level="2">Highcharts</text:h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P3" text:outline-level="3">Plotly.js</text:h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  <table:table-row table:style-name="TableLine93997736270944">
          <table:table-cell table:style-name="Таблица1.A2" office:value-type="string">
            <text:h text:style-name="P1" text:outline-level="2">ZingChart</text:h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P33">Бесплатные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3997743378000"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7">Название</text:p>
          </table:table-cell>
          <table:table-cell table:style-name="Таблица2.A1" office:value-type="string">
            <text:p text:style-name="P8">Количество типов графиков</text:p>
          </table:table-cell>
          <table:table-cell table:style-name="Таблица2.D1" office:value-type="string">
            <text:p text:style-name="P8">Открытый код</text:p>
          </table:table-cell>
        </table:table-row>
        <table:table-row table:style-name="TableLine93997743378000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h text:style-name="Heading_20_3" text:outline-level="3">Chart.js</text:h>
          </table:table-cell>
          <table:table-cell table:style-name="Таблица2.A2" office:value-type="string">
            <text:p text:style-name="P8"><text:s/>8 типов -Line, <text:s/>Area, Bar, Pie, <text:s/>Radar, Polar, Bubble, <text:soft-page-break/>Scatter</text:p>
          </table:table-cell>
          <table:table-cell table:style-name="Таблица2.D2" office:value-type="string">
            <text:p text:style-name="P8">+</text:p>
          </table:table-cell>
        </table:table-row>
        <table:table-row table:style-name="TableLine93997743378000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9">Chartist.js</text:p>
          </table:table-cell>
          <table:table-cell table:style-name="Таблица2.A2" office:value-type="string">
            <text:p text:style-name="P8">3 типа - Line, Bar, Pie</text:p>
          </table:table-cell>
          <table:table-cell table:style-name="Таблица2.D2" office:value-type="string">
            <text:p text:style-name="P8">+</text:p>
          </table:table-cell>
        </table:table-row>
        <table:table-row table:style-name="TableLine93997743378000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h text:style-name="Heading_20_2" text:outline-level="2">D3.js</text:h>
          </table:table-cell>
          <table:table-cell table:style-name="Таблица2.A2" office:value-type="string">
            <text:p text:style-name="P12">Поддерживает многочисленные типы графиков, намного больше, чем подавляющее большинство других JavaScript библиотек (включая, например, диаграмму Вороного)</text:p>
          </table:table-cell>
          <table:table-cell table:style-name="Таблица2.D2" office:value-type="string">
            <text:p text:style-name="P11">+</text:p>
          </table:table-cell>
        </table:table-row>
        <table:table-row table:style-name="TableLine93997743378000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4">Google Charts</text:p>
          </table:table-cell>
          <table:table-cell table:style-name="Таблица2.A2" office:value-type="string">
            <text:p text:style-name="P6"/>
          </table:table-cell>
          <table:table-cell table:style-name="Таблица2.D2" office:value-type="string">
            <text:p text:style-name="P11"/>
          </table:table-cell>
        </table:table-row>
        <table:table-row table:style-name="TableLine93997743378000"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34">Plotly.js</text:p>
          </table:table-cell>
          <table:table-cell table:style-name="Таблица2.A2" office:value-type="string">
            <text:p text:style-name="P6">20 типов графиков и диаграмм</text:p>
          </table:table-cell>
          <table:table-cell table:style-name="Таблица2.D2" office:value-type="string">
            <text:p text:style-name="P11">+</text:p>
          </table:table-cell>
        </table:table-row>
      </table:table>
      <text:p text:style-name="P33"/>
      <text:p text:style-name="P33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6:39:34.546156795</meta:creation-date>
    <dc:date>2021-11-30T18:36:30.771677581</dc:date>
    <meta:editing-duration>PT53M54S</meta:editing-duration>
    <meta:editing-cycles>1</meta:editing-cycles>
    <meta:document-statistic meta:table-count="2" meta:image-count="0" meta:object-count="0" meta:page-count="11" meta:paragraph-count="215" meta:word-count="1703" meta:character-count="12417" meta:non-whitespace-character-count="10898"/>
    <meta:generator>LibreOffice/6.4.7.2$Linux_X86_64 LibreOffice_project/40$Build-2</meta:generator>
  </office:meta>
</office:document-meta>
</file>